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6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9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84cm" svg:x2="1cm" svg:y2="8.784cm">
          <text:p/>
        </draw:line>
        <draw:line draw:style-name="gr12" draw:text-style-name="P6" draw:layer="layout" svg:x1="1.501cm" svg:y1="8.292cm" svg:x2="1.501cm" svg:y2="8.792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9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64cm" svg:x2="1cm" svg:y2="8.764cm">
          <text:p/>
        </draw:line>
        <draw:line draw:style-name="gr12" draw:text-style-name="P6" draw:layer="layout" svg:x1="1.501cm" svg:y1="8.272cm" svg:x2="1.501cm" svg:y2="8.772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01cm">
          <draw:text-box>
            <text:p text:style-name="P7"><text:span text:style-name="T1">A</text:span></text:p>
          </draw:text-box>
        </draw:frame>
        <draw:line draw:style-name="gr16" draw:text-style-name="P6" draw:layer="layout" svg:x1="0.75cm" svg:y1="6.715cm" svg:x2="1.75cm" svg:y2="7.715cm">
          <text:p/>
        </draw:line>
        <draw:line draw:style-name="gr16" draw:text-style-name="P6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12:30.620000000</dc:date>
    <meta:editing-duration>PT11M14S</meta:editing-duration>
    <meta:editing-cycles>36</meta:editing-cycles>
    <meta:generator>LibreOffice/7.5.0.3$Windows_X86_64 LibreOffice_project/c21113d003cd3efa8c53188764377a8272d9d6de</meta:generator>
    <meta:document-statistic meta:object-count="76"/>
  </office:meta>
</office:document-meta>
</file>